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19" style:parent-style-name="Silné" style:family="text">
      <style:text-properties fo:font-weight="normal" style:font-weight-asian="normal"/>
    </style:style>
    <style:style style:name="P2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1" style:parent-style-name="Silné" style:family="text">
      <style:text-properties fo:font-weight="normal" style:font-weight-asian="normal"/>
    </style:style>
    <style:style style:name="P22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T23" style:parent-style-name="Silné" style:family="text">
      <style:text-properties fo:font-weight="normal" style:font-weight-asian="normal"/>
    </style:style>
    <style:style style:name="T24" style:parent-style-name="Silné" style:family="text">
      <style:text-properties fo:font-weight="normal" style:font-weight-asian="normal"/>
    </style:style>
    <style:style style:name="T25" style:parent-style-name="Silné" style:family="text">
      <style:text-properties fo:font-weight="normal" style:font-weight-asian="normal"/>
    </style:style>
    <style:style style:name="T26" style:parent-style-name="Silné" style:family="text">
      <style:text-properties fo:font-weight="normal" style:font-weight-asian="normal"/>
    </style:style>
    <style:style style:name="T27" style:parent-style-name="Silné" style:family="text">
      <style:text-properties fo:font-weight="normal" style:font-weight-asian="normal"/>
    </style:style>
    <style:style style:name="T28" style:parent-style-name="Silné" style:family="text">
      <style:text-properties fo:font-weight="normal" style:font-weight-asian="normal"/>
    </style:style>
    <style:style style:name="T29" style:parent-style-name="Značkapozn.podčarou" style:family="text">
      <style:text-properties fo:font-weight="normal" style:font-weight-asian="normal"/>
    </style:style>
    <style:style style:name="T30" style:parent-style-name="Silné" style:family="text">
      <style:text-properties fo:font-weight="normal" style:font-weight-asian="normal"/>
    </style:style>
    <style:style style:name="T31" style:parent-style-name="Silné" style:family="text">
      <style:text-properties fo:font-weight="normal" style:font-weight-asian="normal"/>
    </style:style>
    <style:style style:name="T32" style:parent-style-name="Silné" style:family="text">
      <style:text-properties fo:font-weight="normal" style:font-weight-asian="normal"/>
    </style:style>
    <style:style style:name="T33" style:parent-style-name="Silné" style:family="text">
      <style:text-properties fo:font-weight="bold" style:font-weight-asian="bold"/>
    </style:style>
    <style:style style:name="T34" style:parent-style-name="Silné" style:family="text">
      <style:text-properties fo:font-weight="normal" style:font-weight-asian="normal"/>
    </style:style>
    <style:style style:name="T35" style:parent-style-name="Silné" style:family="text">
      <style:text-properties fo:font-weight="normal" style:font-weight-asian="normal"/>
    </style:style>
    <style:style style:name="T36" style:parent-style-name="Silné" style:family="text">
      <style:text-properties fo:font-weight="normal" style:font-weight-asian="normal"/>
    </style:style>
    <style:style style:name="T37" style:parent-style-name="Silné" style:family="text">
      <style:text-properties fo:font-weight="normal" style:font-weight-asian="normal"/>
    </style:style>
    <style:style style:name="T38" style:parent-style-name="Silné" style:family="text">
      <style:text-properties fo:font-weight="normal" style:font-weight-asian="normal"/>
    </style:style>
    <style:style style:name="T39" style:parent-style-name="Silné" style:family="text">
      <style:text-properties fo:font-weight="normal" style:font-weight-asian="normal"/>
    </style:style>
    <style:style style:name="T40" style:parent-style-name="Silné" style:family="text">
      <style:text-properties fo:font-weight="normal" style:font-weight-asian="normal"/>
    </style:style>
    <style:style style:name="T41" style:parent-style-name="Silné" style:family="text">
      <style:text-properties fo:font-weight="normal" style:font-weight-asian="normal"/>
    </style:style>
    <style:style style:name="T42" style:parent-style-name="Silné" style:family="text">
      <style:text-properties fo:font-weight="normal" style:font-weight-asian="normal"/>
    </style:style>
    <style:style style:name="T43" style:parent-style-name="Silné" style:family="text">
      <style:text-properties fo:font-weight="normal" style:font-weight-asian="normal"/>
    </style:style>
    <style:style style:name="T44" style:parent-style-name="Silné" style:family="text">
      <style:text-properties fo:font-weight="normal" style:font-weight-asian="normal"/>
    </style:style>
    <style:style style:name="T45" style:parent-style-name="Značkapozn.podčarou" style:family="text">
      <style:text-properties fo:font-weight="normal" style:font-weight-asian="normal"/>
    </style:style>
    <style:style style:name="T46" style:parent-style-name="Silné" style:family="text">
      <style:text-properties fo:font-weight="bold" style:font-weight-asian="bold"/>
    </style:style>
    <style:style style:name="T47" style:parent-style-name="Silné" style:family="text">
      <style:text-properties fo:font-weight="normal" style:font-weight-asian="normal"/>
    </style:style>
    <style:style style:name="T48" style:parent-style-name="Silné" style:family="text">
      <style:text-properties fo:font-weight="normal" style:font-weight-asian="normal"/>
    </style:style>
    <style:style style:name="T49" style:parent-style-name="Značkapozn.podčarou" style:family="text">
      <style:text-properties fo:font-weight="normal" style:font-weight-asian="normal"/>
    </style:style>
    <style:style style:name="T50" style:parent-style-name="Silné" style:family="text">
      <style:text-properties fo:font-weight="normal" style:font-weight-asian="normal"/>
    </style:style>
    <style:style style:name="T51" style:parent-style-name="Silné" style:family="text">
      <style:text-properties fo:font-weight="normal" style:font-weight-asian="normal"/>
    </style:style>
    <style:style style:name="T52" style:parent-style-name="Silné" style:family="text">
      <style:text-properties fo:font-weight="normal" style:font-weight-asian="normal"/>
    </style:style>
    <style:style style:name="T53" style:parent-style-name="Silné" style:family="text">
      <style:text-properties fo:font-weight="normal" style:font-weight-asian="normal"/>
    </style:style>
    <style:style style:name="T54" style:parent-style-name="Silné" style:family="text">
      <style:text-properties fo:font-weight="normal" style:font-weight-asian="normal"/>
    </style:style>
    <style:style style:name="T55" style:parent-style-name="Silné" style:family="text">
      <style:text-properties fo:font-weight="normal" style:font-weight-asian="normal"/>
    </style:style>
    <style:style style:name="T56" style:parent-style-name="Značkapozn.podčarou" style:family="text">
      <style:text-properties fo:font-weight="normal" style:font-weight-asian="normal"/>
    </style:style>
    <style:style style:name="T57" style:parent-style-name="Silné" style:family="text">
      <style:text-properties fo:font-weight="normal" style:font-weight-asian="normal"/>
    </style:style>
    <style:style style:name="T58" style:parent-style-name="Silné" style:family="text">
      <style:text-properties fo:font-weight="normal" style:font-weight-asian="normal"/>
    </style:style>
    <style:style style:name="T59" style:parent-style-name="Silné" style:family="text">
      <style:text-properties fo:font-weight="normal" style:font-weight-asian="normal"/>
    </style:style>
    <style:style style:name="T60" style:parent-style-name="Silné" style:family="text">
      <style:text-properties fo:font-weight="normal" style:font-weight-asian="normal"/>
    </style:style>
    <style:style style:name="T61" style:parent-style-name="Silné" style:family="text">
      <style:text-properties fo:font-weight="normal" style:font-weight-asian="normal"/>
    </style:style>
    <style:style style:name="T62" style:parent-style-name="Silné" style:family="text">
      <style:text-properties fo:font-weight="normal" style:font-weight-asian="normal"/>
    </style:style>
    <style:style style:name="T63" style:parent-style-name="Silné" style:family="text">
      <style:text-properties fo:font-weight="normal" style:font-weight-asian="normal"/>
    </style:style>
    <style:style style:name="T64" style:parent-style-name="Silné" style:family="text">
      <style:text-properties fo:font-weight="normal" style:font-weight-asian="normal"/>
    </style:style>
    <style:style style:name="T65" style:parent-style-name="Silné" style:family="text">
      <style:text-properties fo:font-weight="normal" style:font-weight-asian="normal"/>
    </style:style>
    <style:style style:name="T66" style:parent-style-name="Silné" style:family="text">
      <style:text-properties fo:font-weight="normal" style:font-weight-asian="normal"/>
    </style:style>
    <style:style style:name="T67" style:parent-style-name="Silné" style:family="text">
      <style:text-properties fo:font-weight="normal" style:font-weight-asian="normal"/>
    </style:style>
    <style:style style:name="T68" style:parent-style-name="Značkapozn.podčarou" style:family="text">
      <style:text-properties fo:font-weight="normal" style:font-weight-asian="normal"/>
    </style:style>
    <style:style style:name="T69" style:parent-style-name="Silné" style:family="text">
      <style:text-properties fo:font-weight="normal" style:font-weight-asian="normal"/>
    </style:style>
    <style:style style:name="T70" style:parent-style-name="Silné" style:family="text">
      <style:text-properties fo:font-weight="normal" style:font-weight-asian="normal"/>
    </style:style>
    <style:style style:name="T71" style:parent-style-name="Silné" style:family="text">
      <style:text-properties fo:font-weight="normal" style:font-weight-asian="normal"/>
    </style:style>
    <style:style style:name="T72" style:parent-style-name="Silné" style:family="text">
      <style:text-properties fo:font-weight="normal" style:font-weight-asian="normal"/>
    </style:style>
    <style:style style:name="T73" style:parent-style-name="Značkapozn.podčarou" style:family="text">
      <style:text-properties fo:font-weight="normal" style:font-weight-asian="normal"/>
    </style:style>
    <style:style style:name="T74" style:parent-style-name="Silné" style:family="text">
      <style:text-properties fo:font-weight="normal" style:font-weight-asian="norma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68/2022<text:bookmark-end text:name="Text14"/></text:p>
            <text:p text:style-name="Normální">KVOP-47164/2022<text:bookmark-end text:name="Text2"/></text:p>
            <text:p text:style-name="Normální"><text:bookmark-start text:name="Text6"/>29. 08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<text:bookmark-start text:name="Text9"/>L<text:bookmark-end text:name="Text9"/>. R.</text:p>
            <text:p text:style-name="Normální"/>
            <text:p text:style-name="Normální"/>
            <text:p text:style-name="Normální"/>
            <text:p text:style-name="P17">ID DS:<text:s/></text:p>
            <text:p text:style-name="Normální"/>
            <text:p text:style-name="Normální"/>
          </table:table-cell>
        </table:table-row>
      </table:table>
      <text:h text:style-name="Nadpis1" text:outline-level="1">Sdělení o<text:s/>poskytnutí informace podle zákona č. 106/1999 Sb., o svobodném přístupu k informacím, ve znění pozdějších předpisů</text:h>
      <text:p text:style-name="Základnítext">Vážený pane R.,</text:p>
      <text:p text:style-name="Základnítext">dne 23. srpna 2022 byla do Kanceláře veřejného ochránce práv doručena Vaše žádost podle zákona o svobodném přístupu k informacím, kterou<text:s/><text:span text:style-name="Silné">žádáte o sdělení informací:</text:span></text:p>
      <text:list text:style-name="LFO3_1" text:continue-numbering="true">
        <text:list-item>
          <text:p text:style-name="P18"><text:span text:style-name="T19">kolik dozorových prověrek provedla za rok 2021 Kancelář veřejného ochránce práv ve věznicích,</text:span></text:p>
        </text:list-item>
        <text:list-item>
          <text:p text:style-name="P20"><text:span text:style-name="T21">jaký je rozdíl mezi dozorovou prověrkou veřejného ochránce práv a státním zástupcem ve věznici, a</text:span></text:p>
        </text:list-item>
        <text:list-item>
          <text:p text:style-name="P22"><text:span text:style-name="T23">v kolika případech ve</text:span><text:span text:style-name="T24">řejný ochránce práv konstatoval pochybení ve vztahu k Vězeňské službě ČR při dozorových prověrkách v roce 2021 ve věznicích.</text:span></text:p>
        </text:list-item>
      </text:list>
      <text:p text:style-name="Základnítext"><text:span text:style-name="T25">K Vaší žádosti sděluji následující:</text:span></text:p>
      <text:p text:style-name="Základnítext"><text:span text:style-name="T26">K bodu 1):</text:span></text:p>
      <text:p text:style-name="Základnítext"><text:span text:style-name="T27">To co nazýváte dozorovou prověrkou veřejného ochránce práv, se označuje dle zákona o</text:span><text:span text:style-name="T28"><text:s/>veřejném ochránci práv jako systematická návštěva.</text:span><text:span text:style-name="T29"><text:note text:note-class="footnote" text:id="_ftn0"><text:note-citation>1</text:note-citation><text:note-body><text:p text:style-name="Textpozn.podčarou"><text:s/>Ustanovení § 1 odst. 3 zákona č. 349/1999 Sb., o veřejném ochránci práv, ve znění pozdějších předpisů.</text:p></text:note-body></text:note></text:span><text:span text:style-name="T30"><text:s/>V roce 2021 proběhly celkem 3 systematické návštěvy věznic, a to Věznice Břeclav (objekt Poštorná)</text:span><text:span text:style-name="T31">, Věznice Odolov a Věznice Ostrov. Pro úplnost dodávám, že ochránce provádí na základě individuálních podnětů (stížností) v některých případech i místní šetření v jednotlivých věznicích.</text:span></text:p>
      <text:p text:style-name="Základnítext"><text:span text:style-name="T32">K bodu 2):</text:span></text:p>
      <text:h text:style-name="Nadpis2" text:outline-level="2"><text:span text:style-name="T33">Dozor státního zastupitelství</text:span></text:h>
      <text:p text:style-name="Základnítext"><text:span text:style-name="Silné">Dozor nad dodržováním právní</text:span><text:span text:style-name="Silné">ch předpisů</text:span><text:span text:style-name="T34"><text:s/>při výkonu trestu provádí krajské státní zastupitelství, v jehož obvodu se trest vykonává. Při výkonu dozoru je státní zástupce oprávněn:<text:s/></text:span></text:p>
      <text:p text:style-name="Základnítext"><text:span text:style-name="T35">a) v kteroukoliv dobu navštěvovat místa, kde se provádí výkon trestu,<text:s/></text:span></text:p>
      <text:soft-page-break/>
      <text:p text:style-name="Základnítext"><text:span text:style-name="T36">b) nahlížet do dokladů, podle nich</text:span><text:span text:style-name="T37">ž byli odsouzení zbaveni svobody, hovořit s odsouzenými bez přítomnosti jiných osob,<text:s/></text:span></text:p>
      <text:p text:style-name="Základnítext"><text:span text:style-name="T38">c) prověřovat, zda příkazy a rozhodnutí Vězeňské služby ve věznici týkající se výkonu trestu odpovídají zákonům a jiným právním předpisům,<text:s/></text:span></text:p>
      <text:p text:style-name="Základnítext"><text:span text:style-name="T39">d) žádat od zaměstnanců Vězeňs</text:span><text:span text:style-name="T40">ké služby ve věznici potřebná vysvětlení, předložení spisů, dokladů, příkazů a rozhodnutí týkajících se výkonu trestu,<text:s/></text:span></text:p>
      <text:p text:style-name="Základnítext"><text:span text:style-name="T41">e) vydávat příkazy k zachovávání předpisů platných pro výkon trestu,<text:s/></text:span></text:p>
      <text:p text:style-name="Základnítext"><text:span text:style-name="T42">f) nařídit, aby osoba, která je ve výkonu trestu držena nezákonně,</text:span><text:span text:style-name="T43"><text:s/>byla ihned propuštěna.<text:s/></text:span></text:p>
      <text:p text:style-name="Základnítext"><text:span text:style-name="T44">Vězeňská služba je povinna příkazy státního zástupce bez odkladu provést.</text:span><text:span text:style-name="T45"><text:note text:note-class="footnote" text:id="_ftn1"><text:note-citation>2</text:note-citation><text:note-body><text:p text:style-name="Textpozn.podčarou"><text:s/>Ustanovení § 78 odst. 1 – 3 zákona č. 169/1999 Sb., o výkonu trestu odnětí svobody a o změně některých souvisejících zákonů, ve znění pozdějších předpisů.</text:p></text:note-body></text:note></text:span></text:p>
      <text:h text:style-name="Nadpis2" text:outline-level="2"><text:span text:style-name="T46">Systematická návštěva veřejného ochránce práv</text:span></text:h>
      <text:p text:style-name="Základnítext"><text:span text:style-name="T47">Ochránce provádí systematické návštěvy míst, kde se nacházejí nebo mohou nacházet osoby omezené na svobodě veřejnou mocí nebo v důsledku závislosti na poskytované péči,<text:s/></text:span><text:span text:style-name="Silné">s cílem posílit ochranu těchto osob před</text:span><text:span text:style-name="Silné"><text:s/>mučením, krutým, nelidským, ponižujícím zacházením nebo trestáním a jiným špatným zacházením</text:span><text:span text:style-name="T48">.</text:span><text:span text:style-name="T49"><text:note text:note-class="footnote" text:id="_ftn2"><text:note-citation>3</text:note-citation><text:note-body><text:p text:style-name="Textpozn.podčarou"><text:s/>Ustanovení § 1 odst. 3 zákona o veřejném ochránci práv.</text:p></text:note-body></text:note></text:span><text:span text:style-name="T50"><text:s/>Působnost ochránce se vztahuje na<text:s/></text:span></text:p>
      <text:p text:style-name="Základnítext"><text:span text:style-name="T51">a) zařízení, v nichž se vykonává vazba, trest odnětí svobody,<text:s/></text:span><text:span text:style-name="T52">ochranná nebo ústavní výchova, ochranné léčení anebo zabezpečovací detence,<text:s/></text:span></text:p>
      <text:p text:style-name="Základnítext"><text:span text:style-name="T53">b) další místa, kde se nacházejí nebo mohou nacházet osoby omezené na svobodě veřejnou mocí, zejména policejní cely, zařízení pro zajištění cizinců a azylová zařízení,<text:s/></text:span></text:p>
      <text:p text:style-name="Základnítext"><text:span text:style-name="T54">c) místa,<text:s/></text:span><text:span text:style-name="T55">kde se nacházejí nebo mohou nacházet osoby omezené na svobodě v důsledku závislosti na poskytované péči, zejména zařízení sociálních služeb a jiná zařízení poskytující obdobnou péči, zdravotnická zařízení a zařízení sociálně-právní ochrany dětí.</text:span><text:span text:style-name="T56"><text:note text:note-class="footnote" text:id="_ftn3"><text:note-citation>4</text:note-citation><text:note-body><text:p text:style-name="Textpozn.podčarou"><text:s/>Ustanovení § 1 odst. 4 zákona o veřejném ochránci práv.</text:p></text:note-body></text:note></text:span></text:p>
      <text:p text:style-name="Základnítext"><text:span text:style-name="T57">Ochránce v rámci systematických návštěv je oprávněn s vědomím vedoucích zařízení, a to i bez předchozího upozornění, vstupovat do všech prostor zařízení a provádět šetření spočívající v nahlížení do spisů, k</text:span><text:span text:style-name="T58">ladení otázek jednotlivým zaměstnancům úřadů, rozmluvě s osobami umístěnými v zařízeních, a to bez přítomnosti jiných osob.</text:span></text:p>
      <text:p text:style-name="Základnítext"><text:span text:style-name="T59">Zařízení jsou povinny na žádost ochránce a ve lhůtě jím stanovené<text:s/></text:span></text:p>
      <text:p text:style-name="Základnítext"><text:span text:style-name="T60">a) poskytnout informace a vysvětlení,<text:s/></text:span></text:p>
      <text:p text:style-name="Základnítext"><text:span text:style-name="T61">b) předložit spisy a jiné<text:s/></text:span><text:span text:style-name="T62">písemnosti,<text:s/></text:span></text:p>
      <text:p text:style-name="Základnítext"><text:span text:style-name="T63">c) sdělit písemně stanovisko ke skutkovým a právním otázkám,<text:s/></text:span></text:p>
      <text:p text:style-name="Základnítext"><text:span text:style-name="T64">d) provést důkazy, které ochránce navrhne,<text:s/></text:span></text:p>
      <text:soft-page-break/>
      <text:p text:style-name="Základnítext"><text:span text:style-name="T65">e) provést úkony dozoru, k nimž jsou podle zákona oprávněny a které ochránce navrhne.</text:span></text:p>
      <text:p text:style-name="Základnítext"><text:span text:style-name="T66">Ochránce je oprávněn být přítomen při ústním jednán</text:span><text:span text:style-name="T67">í a provádění důkazů a klást přítomným osobám otázky. Všechny státní orgány a osoby vykonávající veřejnou správu jsou v mezích své působnosti povinny poskytovat ochránci při šetření pomoc, kterou si vyžádá.</text:span><text:span text:style-name="T68"><text:note text:note-class="footnote" text:id="_ftn4"><text:note-citation>5</text:note-citation><text:note-body><text:p text:style-name="Textpozn.podčarou"><text:s/>Ustanovení § 15 a 16 zákona o veřejném<text:s/>ochránci práv.</text:p></text:note-body></text:note></text:span></text:p>
      <text:p text:style-name="Základnítext"><text:span text:style-name="T69">Ochránce po návštěvě zařízení, po souvisejících návštěvách více zařízení vypracuje zprávu o svých zjištěních. Součástí této zprávy mohou být doporučení nebo návrhy opatření k nápravě. Ochránce vyzve zařízení, aby se k jeho zprávě, doporučení</text:span><text:span text:style-name="T70">m nebo návrhům na opatření k nápravě vyjádřilo ve lhůtě stanovené ochráncem. Takto může ochránce vyzvat i zřizovatele zařízení nebo příslušné úřady. Shledá-li ochránce jejich vyjádření dostatečnými, zařízení, popřípadě jeho zřizovatele nebo příslušné úřady</text:span><text:span text:style-name="T71"><text:s/>o tom vyrozumí. Jinak ochránce po obdržení vyjádření nebo po marném uplynutí lhůty může postupovat tak, že vyrozumí nadřízený úřad a není-li takového úřadu, vládu, a může o svých zjištěních informovat veřejnost včetně sdělení jména a příjmení osob oprávně</text:span><text:span text:style-name="T72">ných jednat jménem zařízení.</text:span><text:span text:style-name="T73"><text:note text:note-class="footnote" text:id="_ftn5"><text:note-citation>6</text:note-citation><text:note-body><text:p text:style-name="Textpozn.podčarou"><text:s/>Ustanovení § 21a odst. 3 a 4 zákona o veřejném ochránci práv.</text:p></text:note-body></text:note></text:span></text:p>
      <text:p text:style-name="Základnítext"><text:span text:style-name="T74">V podrobnostech a pro bližší pochopení uvedené problematiky odkazuji na rigorózní práci Anny Chamráthové s názvem</text:span><text:span text:style-name="Silné"><text:s/></text:span><text:span text:style-name="Zdůraznění">„Překryv působnosti veřejného ochránce práv a st</text:span><text:span text:style-name="Zdůraznění">átního zastupitelství v oblasti kontroly detenčních zařízení“</text:span><text:span text:style-name="Silné">.</text:span><text:span text:style-name="Značkapozn.podčarou"><text:note text:note-class="footnote" text:id="_ftn6"><text:note-citation>7</text:note-citation><text:note-body><text:p text:style-name="Textpozn.podčarou"><text:s/>CHAMRÁTHOVÁ, Anna. Překryv působnosti veřejného ochránce práv a státního zastupitelství v oblasti kontroly detenčních zařízení [online]. Brno, 2019 [cit. 2022-08-29]. Dostupné z: https://theses.cz/id/jotp2n/. Rigorózní práce. Masarykova univerzita, Právnická fakulta.</text:p></text:note-body></text:note></text:span></text:p>
      <text:p text:style-name="Základnítext">K bodu 3):</text:p>
      <text:p text:style-name="Základnítext">Ve zprávách ze systematických návštěv Věznice Břeclav (objekt Poštorná)<text:span text:style-name="Značkapozn.podčarou"><text:note text:note-class="footnote" text:id="_ftn7"><text:note-citation>8</text:note-citation><text:note-body><text:p text:style-name="Textpozn.podčarou"><text:s/>Dostupné zde:<text:s/><text:a xlink:href="https://eso.ochrance.cz/Nalezene/Edit/9380" office:target-frame-name="_top" xlink:show="replace"><text:span text:style-name="Hypertextovýodkaz">https://eso.ochran</text:span><text:span text:style-name="Hypertextovýodkaz">ce.cz/Nalezene/Edit/9380</text:span></text:a>.</text:p></text:note-body></text:note></text:span><text:s/>byla formulována 3 opatření k nápravě, ve zprávě ze systematické návštěvy Věznice Odolov<text:span text:style-name="Značkapozn.podčarou"><text:note text:note-class="footnote" text:id="_ftn8"><text:note-citation>9</text:note-citation><text:note-body><text:p text:style-name="Textpozn.podčarou"><text:s/>Dostupné zde:<text:s/><text:a xlink:href="https://eso.ochrance.cz/Nalezene/Edit/9622" office:target-frame-name="_top" xlink:show="replace"><text:span text:style-name="Hypertextovýodkaz">https://eso.ochrance.cz/Nalezene/Edit/9622</text:span></text:a>.</text:p></text:note-body></text:note></text:span><text:s/>6 opatření a ve zprávě ze systematické návštěvy Věznice Ostrov<text:span text:style-name="Značkapozn.podčarou"><text:note text:note-class="footnote" text:id="_ftn9"><text:note-citation>10</text:note-citation><text:note-body><text:p text:style-name="Textpozn.podčarou"><text:s/>Dostupné zde:<text:s/><text:a xlink:href="https://eso.ochrance.cz/Nalezene/Edit/9728" office:target-frame-name="_top" xlink:show="replace"><text:span text:style-name="Hypertextovýodkaz">https://eso.ochrance.cz/Nalezene/Edit/9728</text:span></text:a>.</text:p></text:note-body></text:note></text:span><text:s/>10 opatření. Všechny zprávy jsou veřejně dostupné a naleznete je na níže uvedených odkazech.</text:p>
      <text:p text:style-name="Základnítext"/>
      <text:p text:style-name="Základnítext"/>
      <text:p text:style-name="podpis">JUDr. Pavel Pořízek, Ph.D. v. r.</text:p>
      <text:p text:style-name="podpis">vedoucí Kanceláře veřejného ochránce práv</text:p>
      <text:p text:style-name="podpis">(dokument je elektronicky podepsán)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CV3GR*</text:span></text:p>
        <text:p text:style-name="P12"><text:span text:style-name="T13">KVOPX00CV3GR</text:span>KVOPX00CV3GR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2-10-03T11:02:00Z</meta:creation-date>
    <dc:date>2022-10-03T12:17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3" meta:paragraph-count="10" meta:word-count="797" meta:character-count="5495" meta:row-count="39" meta:non-whitespace-character-count="4708"/>
  </office:meta>
</office:document-meta>
</file>